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Hei Pro" svg:font-family="'LiHei Pr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Hei Pro" fo:font-size="10pt" fo:language="de" fo:country="DE" fo:font-weight="bold" officeooo:rsid="001527ee" officeooo:paragraph-rsid="001527ee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language="de" fo:country="DE" fo:font-weight="bold" officeooo:rsid="001527e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language="de" fo:country="DE" fo:font-weight="bold" officeooo:rsid="001527ee" officeooo:paragraph-rsid="001527e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de" fo:country="DE" fo:font-weight="normal" officeooo:rsid="001527ee" officeooo:paragraph-rsid="001527ee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1527ee" officeooo:paragraph-rsid="001527e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1527ee" officeooo:paragraph-rsid="0017a79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1a8396" officeooo:paragraph-rsid="001a839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1e08fe" officeooo:paragraph-rsid="001e08fe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219822" officeooo:paragraph-rsid="00219822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234bd2" officeooo:paragraph-rsid="00234bd2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de" fo:country="DE" fo:font-weight="normal" officeooo:rsid="00251581" officeooo:paragraph-rsid="002515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527ee" officeooo:paragraph-rsid="0017a799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527ee" officeooo:paragraph-rsid="001a839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7a799" officeooo:paragraph-rsid="001a8396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a8396" officeooo:paragraph-rsid="001c6de9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e08fe" officeooo:paragraph-rsid="001e08fe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e4927" officeooo:paragraph-rsid="001e4927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e4927" officeooo:paragraph-rsid="001f76fe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1f76fe" officeooo:paragraph-rsid="001f76fe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217195" officeooo:paragraph-rsid="00217195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219822" officeooo:paragraph-rsid="00219822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234bd2" officeooo:paragraph-rsid="00234bd2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" fo:font-size="10pt" fo:language="de" fo:country="DE" fo:font-weight="normal" officeooo:rsid="00251581" officeooo:paragraph-rsid="00251581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Courier" fo:font-size="10pt" fo:language="de" fo:country="DE" fo:font-weight="normal" officeooo:rsid="001e4927" officeooo:paragraph-rsid="001f76fe" style:font-size-asian="8.75pt" style:font-weight-asian="normal" style:font-size-complex="10pt" style:font-weight-complex="normal"/>
    </style:style>
    <style:style style:name="T1" style:family="text">
      <style:text-properties officeooo:rsid="0016555a"/>
    </style:style>
    <style:style style:name="T2" style:family="text">
      <style:text-properties officeooo:rsid="0017a799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officeooo:rsid="0017a799"/>
    </style:style>
    <style:style style:name="T6" style:family="text">
      <style:text-properties style:font-name="Arial" officeooo:rsid="001a8396"/>
    </style:style>
    <style:style style:name="T7" style:family="text">
      <style:text-properties style:font-name="Arial" officeooo:rsid="001527ee"/>
    </style:style>
    <style:style style:name="T8" style:family="text">
      <style:text-properties style:font-name="Arial" officeooo:rsid="001ec581"/>
    </style:style>
    <style:style style:name="T9" style:family="text">
      <style:text-properties style:font-name="Arial" officeooo:rsid="001f76fe"/>
    </style:style>
    <style:style style:name="T10" style:family="text">
      <style:text-properties style:font-name="Arial" officeooo:rsid="00219822"/>
    </style:style>
    <style:style style:name="T11" style:family="text">
      <style:text-properties officeooo:rsid="001a8396"/>
    </style:style>
    <style:style style:name="T12" style:family="text">
      <style:text-properties style:font-name="Courier"/>
    </style:style>
    <style:style style:name="T13" style:family="text">
      <style:text-properties style:font-name="Courier" officeooo:rsid="001c6de9"/>
    </style:style>
    <style:style style:name="T14" style:family="text">
      <style:text-properties officeooo:rsid="001c6de9"/>
    </style:style>
    <style:style style:name="T15" style:family="text">
      <style:text-properties officeooo:rsid="001f76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USE2Go Quickstart Anleitung</text:p>
      <text:p text:style-name="P3">Raspberry Pi Version</text:p>
      <text:p text:style-name="P4"/>
      <text:p text:style-name="P7">Diese Anleitung beschreibt die einzelnen Schritte um MOUSE2Go auf einem frisch installierten Raspberry Pi in Verbindung mit einem Arduino zum Laufen zu bringen. </text:p>
      <text:p text:style-name="P5"/>
      <text:p text:style-name="P1"><text:span text:style-name="T4">1) Herunterladen und Installieren der aktuellen raspbian-jessie GUI Version <text:line-break/> (</text:span><text:a xlink:type="simple" xlink:href="https://www.raspberrypi.org/downloads/raspbian/" text:style-name="Internet_20_link" text:visited-style-name="Visited_20_Internet_20_Link"><text:span text:style-name="T4">https://www.raspberrypi.org/downloads/raspbian/</text:span></text:a><text:span text:style-name="T4">)</text:span></text:p>
      <text:p text:style-name="P5"><text:s/><text:span text:style-name="T1">Nach dem initialen Einrichten sollte der User “pi“ auf dem grafischen Oberfläche Pixel eingeloggt sein.</text:span></text:p>
      <text:p text:style-name="P5"/>
      <text:p text:style-name="P6">2) <text:span text:style-name="T2">Als nächstes muss die aktuelle Arduino IDE installiert werden. (</text:span><text:a xlink:type="simple" xlink:href="https://www.arduino.cc/en/Main/Software" text:style-name="Internet_20_link" text:visited-style-name="Visited_20_Internet_20_Link"><text:span text:style-name="T2">https://www.arduino.cc/en/Main/Software</text:span></text:a><text:span text:style-name="T2">)</text:span></text:p>
      <text:p text:style-name="P6"><text:s text:c="4"/><text:span text:style-name="T2">Download der Linux-ARM Version</text:span></text:p>
      <text:p text:style-name="P6"><text:s text:c="4"/>Ö<text:span text:style-name="T2">ffnen eines Terminals und ausführen der folgenden Befehle:</text:span></text:p>
      <text:p text:style-name="P12"><text:s text:c="4"/><text:span text:style-name="T2">cd ~/Downloads</text:span></text:p>
      <text:p text:style-name="P12"><text:s text:c="4"/><text:span text:style-name="T2">tar -xJf arduino-1.8.1-linux-arm.tar.xz</text:span></text:p>
      <text:p text:style-name="P12"><text:s text:c="4"/><text:span text:style-name="T2">cd arduino-1.8.1</text:span></text:p>
      <text:p text:style-name="P12"><text:s text:c="4"/>./<text:span text:style-name="T2">installer.sh</text:span></text:p>
      <text:p text:style-name="P12"><text:s text:c="2"/><text:span text:style-name="T5">Damit sollte auf dem Desktop ein Icon zum Starten der Arduino-IDE auftauchen. Ggf. muss die<text:line-break/> <text:s text:c="3"/>Versionsnummer (1.8.1) in den Befehlen der tatsächlichen Nummer in der Downloaddatei angepasst</text:span></text:p>
      <text:p text:style-name="P12"><text:span text:style-name="T5"><text:s text:c="4"/>werden.</text:span></text:p>
      <text:p text:style-name="P12"><text:span text:style-name="T5"><text:s text:c="4"/></text:span><text:span text:style-name="T6">Starten der IDE und testweise übertragen eines Programms auf den per USB verbundenen Arduino.</text:span></text:p>
      <text:p text:style-name="P13"><text:span text:style-name="T5"><text:s text:c="4"/></text:span><text:span text:style-name="T6">Detaillierte Hilfe gibt es hier: </text:span><text:a xlink:type="simple" xlink:href="https://www.arduino.cc/en/Guide/HomePage" text:style-name="Internet_20_link" text:visited-style-name="Visited_20_Internet_20_Link"><text:span text:style-name="T6">https://www.arduino.cc/en/Guide/HomePage</text:span></text:a></text:p>
      <text:p text:style-name="P13"><text:span text:style-name="T6"/></text:p>
      <text:p text:style-name="P14"><text:span text:style-name="T3">3) </text:span><text:span text:style-name="T6">Als nächstes müssen einige zusätzliche Tools installiert werden. </text:span><text:span text:style-name="T7">Ö</text:span><text:span text:style-name="T3">ffnen eines Terminals und ausführen<text:line-break/> <text:s text:c="3"/>der folgenden Befehle:</text:span></text:p>
      <text:p text:style-name="P14"><text:span text:style-name="T3"><text:s text:c="4"/></text:span><text:span text:style-name="T11">sudo apt-get install -y screen git cutecom</text:span></text:p>
      <text:p text:style-name="P14"><text:span text:style-name="T6"><text:s text:c="4"/></text:span></text:p>
      <text:p text:style-name="P7">4) <text:span text:style-name="T14">Nun laden wir die aktuelle Version von MOUSE2Go herunter, dafür wieder im Terminal folgendes<text:line-break/> <text:s text:c="3"/>ausführen:</text:span></text:p>
      <text:p text:style-name="P7"><text:s text:c="7"/><text:span text:style-name="T13">cd ~/Documents</text:span></text:p>
      <text:p text:style-name="P15"><text:s text:c="3"/><text:span text:style-name="T14">git clone https://github.com/mkeller0815/MOUSE2Go</text:span></text:p>
      <text:p text:style-name="P7"><text:s text:c="5"/></text:p>
      <text:p text:style-name="P8">5) In der Arduino IDE öffnen wir nun den Sketch im Verzeichnis<text:line-break/> <text:s text:c="3"/><text:span text:style-name="T12">/home/pi/Documents/MOUSE2Go/Arduino/arduino_6502_mouse/ arduino_6502_mouse.ino</text:span></text:p>
      <text:p text:style-name="P8"><text:s text:c="4"/>und laden ihn auf den Arduino hoch. Wer einen Arduino Mega oder Arduino Due verwendet, der kann in <text:line-break/> <text:s text:c="3"/>die folgende Zeilen im Sketch ändern:</text:p>
      <text:p text:style-name="P16"><text:s text:c="3"/>// set this to a proper value for your Arduino </text:p>
      <text:p text:style-name="P16"><text:s text:c="3"/>#define RAM_SIZE 1536 // Uno, mini or any other 328P</text:p>
      <text:p text:style-name="P16"><text:s text:c="3"/>//#define RAM_SIZE 6144 //Mega 2560</text:p>
      <text:p text:style-name="P16"><text:s text:c="3"/>//#define RAM_SIZE 32768 //Due</text:p>
      <text:p text:style-name="P16"><text:s text:c="2"/><text:span text:style-name="T3">zu</text:span> </text:p>
      <text:p text:style-name="P16"><text:s text:c="3"/>// set this to a proper value for your Arduino </text:p>
      <text:p text:style-name="P16"><text:s text:c="3"/>//#define RAM_SIZE 1536 // Uno, mini or any other 328P</text:p>
      <text:p text:style-name="P16"><text:s text:c="3"/>#define RAM_SIZE 6144 //Mega 2560</text:p>
      <text:p text:style-name="P16"><text:s text:c="3"/>//#define RAM_SIZE 32768 //Due<text:line-break/> <text:s/>Damit steht dem 6502 System mehr RAM zur Verfügung.</text:p>
      <text:p text:style-name="P16"/>
      <text:p text:style-name="P17"><text:span text:style-name="T3">6) Nun können wir das erste Mal mit MOUSE interagieren. Dazu starten wir in<text:line-break/> <text:s text:c="3"/>einem Terminal das Tool „screen“. Zusätzlich muss auch die serielle<text:line-break/> <text:s text:c="3"/>Schnittstelle angegeben werden. Hier verwenden wir die gleiche wie die <text:line-break/> <text:s text:c="3"/>Arduino IDE. <text:s/>z.B. /dev/ttypACM0</text:span><text:line-break/> <text:s text:c="2"/>screen /dev/ttyACM0 9600</text:p>
      <text:p text:style-name="P18"><text:s text:c="2"/><text:span text:style-name="T8">Das Kommando „h“ liefert einen Überblick über die Befehle des Monitors. Ein Reset des Arduino, setzt<text:line-break/> <text:s text:c="3"/>das 6502 System wieder zurück und mittels „&lt;CTRL&gt;-&lt;a&gt;“ gefolgt von einem „k“ kann man das <text:line-break/> <text:s text:c="3"/>Terminal wieder verlassen. Das ist auch notwendig, da sonst die serielle Schnittstelle blockiert ist.<text:line-break/><text:line-break/></text:span></text:p>
      <text:p text:style-name="P24"><text:span text:style-name="T8">7) </text:span><text:span text:style-name="T9">Download Ophis Assembler unter</text:span></text:p>
      <text:p text:style-name="P18"><text:span text:style-name="T9"><text:s text:c="4"/></text:span><text:a xlink:type="simple" xlink:href="https://github.com/michaelcmartin/Ophis/releases/download/v2.1/Ophis-2.1.tgz" text:style-name="Internet_20_link" text:visited-style-name="Visited_20_Internet_20_Link"><text:span text:style-name="T9">https://github.com/michaelcmartin/Ophis/releases/download/v2.1/Ophis-2.1.tgz</text:span></text:a></text:p>
      <text:p text:style-name="P18"><text:span text:style-name="T9"><text:s text:c="4"/>und Installieren mit:<text:line-break/></text:span><text:span text:style-name="T15"> <text:s text:c="3"/>cd ~/Downloads</text:span></text:p>
      <text:p text:style-name="P19"><text:s text:c="4"/>tar -xzf Ophis-2.1.tgz </text:p>
      <text:p text:style-name="P19"><text:s text:c="4"/>cd Ophis-2.1/</text:p>
      <text:p text:style-name="P19"><text:s text:c="4"/>sudo mv Ophis-2.1 /opt/</text:p>
      <text:p text:style-name="P19"><text:s text:c="4"/>sudo ln -s /opt/Ophis-2.1/ophis /usr/local/bin/</text:p>
      <text:p text:style-name="P17"><text:s text:c="2"/><text:span text:style-name="T9">Somit kann der Assembler überall aufgerufen werden</text:span></text:p>
      <text:p text:style-name="P17"><text:span text:style-name="T9"/></text:p>
      <text:p text:style-name="P20"><text:span text:style-name="T9">8</text:span><text:span text:style-name="T3">) Hello-World in 6502 Assembler:</text:span></text:p>
      <text:p text:style-name="P20"><text:span text:style-name="T3"><text:s text:c="4"/>Anlegen einer Datei „</text:span><text:span text:style-name="T10">hello.asm“ mit folgendem Inhalt:</text:span></text:p>
      <text:p text:style-name="P20"><text:span text:style-name="T10"><text:s text:c="2"/></text:span></text:p>
      <text:p text:style-name="P21">.org <text:s text:c="3"/>$0400 <text:s text:c="18"/>; start of programm</text:p>
      <text:p text:style-name="P21"/>
      <text:p text:style-name="P21"><text:s text:c="8"/>ldx #$00 <text:s text:c="15"/>; set index</text:p>
      <text:p text:style-name="P21">loop: <text:s text:c="2"/>lda hello,x <text:s text:c="12"/>; load character</text:p>
      <text:p text:style-name="P21"><text:s text:c="8"/>beq done <text:s text:c="15"/>; 0 means done</text:p>
      <text:p text:style-name="P21"><text:s text:c="8"/>jsr $e003 <text:s text:c="14"/>; print character</text:p>
      <text:p text:style-name="P21"><text:s text:c="8"/>inx <text:s text:c="20"/>; increment index</text:p>
      <text:p text:style-name="P21"><text:s text:c="8"/>bne loop <text:s text:c="15"/>; next character</text:p>
      <text:p text:style-name="P21">done: <text:s text:c="2"/>jmp ($fffc) <text:s text:c="12"/>; reset to monitor</text:p>
      <text:p text:style-name="P21">hello: <text:s/>.byte 13,"HELLO, WORLD!",13, 0</text:p>
      <text:p text:style-name="P20"/>
      <text:p text:style-name="P9">Assemblieren mit „<text:span text:style-name="T12">ophis -v -o hello.bin hello.asm</text:span>“</text:p>
      <text:p text:style-name="P9">Zur Zeit gibt es noch keine einfache Möglichkeit das Programm zu übertragen, daher greifen wir zu einem Trick. </text:p>
      <text:p text:style-name="P9">Umwandeln der binären Daten in HEX-Werte:</text:p>
      <text:p text:style-name="P22">hexdump -e '16/1 "%02x" "\n"' hello.bin</text:p>
      <text:p text:style-name="P10">Das ergibt folgende Ausgabe:</text:p>
      <text:p text:style-name="P22">a200bd1004f0062003e0e8d0f56cfcff</text:p>
      <text:p text:style-name="P22">0d48454c4c4f2c20574f524c44210d00</text:p>
      <text:p text:style-name="P9"/>
      <text:p text:style-name="P11">Diesen Block von Hex-Werten können wir nun im MOUSE Terminal mit dem Befehl </text:p>
      <text:p text:style-name="P23">i 0400 </text:p>
      <text:p text:style-name="P11">importieren. Dazu die Zeilen einzeln kopieren und im Terminal wieder einfügen. <text:line-break/>Am Ende einen einzelnen „.“ eingeben, um die Eingabe abzuschliessen. Ein</text:p>
      <text:p text:style-name="P23">m 0400 10 02</text:p>
      <text:p text:style-name="P11">sollte dann die Werte wieder ausgeben.</text:p>
      <text:p text:style-name="P11">Mittels</text:p>
      <text:p text:style-name="P23">g 0400</text:p>
      <text:p text:style-name="P11">kann das Programm ab Adresse 0x0400 ausgeführt werden. Das „jmp ($fffc)“ am Ende des Programms sorgt für einen Reset und damit einen Sprung in das Monitorprogram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Hei Pro" svg:font-family="'LiHei Pro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27:23.609754000</meta:creation-date>
    <dc:date>2017-03-04T15:18:05.423844000</dc:date>
    <meta:editing-duration>PT55M7S</meta:editing-duration>
    <meta:editing-cycles>5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71" meta:word-count="582" meta:character-count="4423" meta:non-whitespace-character-count="3548"/>
  </office:meta>
</office:document-meta>
</file>